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0pt" officeooo:rsid="00093361" officeooo:paragraph-rsid="00093361" style:font-size-asian="10pt" style:font-size-complex="10pt"/>
    </style:style>
    <style:style style:name="P2" style:family="paragraph" style:parent-style-name="Standard">
      <style:text-properties style:font-name="Liberation Serif" fo:font-size="10pt" officeooo:rsid="000e34b8" officeooo:paragraph-rsid="000e34b8" style:font-size-asian="10pt" style:font-size-complex="10pt"/>
    </style:style>
    <style:style style:name="P3" style:family="paragraph" style:parent-style-name="Standard">
      <style:text-properties style:font-name="Liberation Serif" fo:font-size="10pt" officeooo:rsid="00098cee" officeooo:paragraph-rsid="00098cee" style:font-size-asian="10pt" style:font-size-complex="10pt"/>
    </style:style>
    <style:style style:name="P4" style:family="paragraph" style:parent-style-name="Standard">
      <style:text-properties style:font-name="Liberation Serif" fo:font-size="10pt" officeooo:rsid="0017ee60" officeooo:paragraph-rsid="00098cee" style:font-size-asian="10pt" style:font-size-complex="10pt"/>
    </style:style>
    <style:style style:name="P5" style:family="paragraph" style:parent-style-name="Standard">
      <style:text-properties style:font-name="Liberation Serif" fo:font-size="10pt" officeooo:rsid="0017ee60" officeooo:paragraph-rsid="001bffcc" style:font-size-asian="10pt" style:font-size-complex="10pt"/>
    </style:style>
    <style:style style:name="P6" style:family="paragraph" style:parent-style-name="Standard" style:list-style-name="L1">
      <style:text-properties style:font-name="Liberation Serif" fo:font-size="10pt" officeooo:paragraph-rsid="000e34b8" style:font-size-asian="10pt" style:font-size-complex="10pt"/>
    </style:style>
    <style:style style:name="P7" style:family="paragraph" style:parent-style-name="Standard" style:list-style-name="L1">
      <style:text-properties style:font-name="Liberation Serif" fo:font-size="10pt" officeooo:rsid="000ed5d4" officeooo:paragraph-rsid="00098cee" style:font-size-asian="10pt" style:font-size-complex="10pt"/>
    </style:style>
    <style:style style:name="P8" style:family="paragraph" style:parent-style-name="Standard" style:list-style-name="L1">
      <style:text-properties style:font-name="Liberation Serif" fo:font-size="10pt" officeooo:rsid="0017ee60" officeooo:paragraph-rsid="00098cee" style:font-size-asian="10pt" style:font-size-complex="10pt"/>
    </style:style>
    <style:style style:name="P9" style:family="paragraph" style:parent-style-name="Standard" style:list-style-name="L2">
      <style:text-properties style:font-name="Liberation Serif" fo:font-size="10pt" officeooo:rsid="0017ee60" officeooo:paragraph-rsid="00098cee" style:font-size-asian="10pt" style:font-size-complex="10pt"/>
    </style:style>
    <style:style style:name="P10" style:family="paragraph" style:parent-style-name="Standard" style:list-style-name="L1">
      <style:text-properties style:font-name="Liberation Serif" fo:font-size="10pt" officeooo:rsid="00098cee" officeooo:paragraph-rsid="001806b2" style:font-size-asian="10pt" style:font-size-complex="10pt"/>
    </style:style>
    <style:style style:name="P11" style:family="paragraph" style:parent-style-name="Standard" style:list-style-name="L2">
      <style:text-properties style:font-name="Liberation Serif" fo:font-size="10pt" officeooo:rsid="00098cee" officeooo:paragraph-rsid="00098cee" style:font-size-asian="10pt" style:font-size-complex="10pt"/>
    </style:style>
    <style:style style:name="P12" style:family="paragraph" style:parent-style-name="Standard" style:list-style-name="L3">
      <style:text-properties style:font-name="Liberation Serif" fo:font-size="10pt" officeooo:rsid="00098cee" officeooo:paragraph-rsid="00098cee" style:font-size-asian="10pt" style:font-size-complex="10pt"/>
    </style:style>
    <style:style style:name="P13" style:family="paragraph" style:parent-style-name="Standard" style:list-style-name="L1">
      <style:text-properties style:font-name="Liberation Serif" fo:font-size="10pt" officeooo:rsid="0012690c" officeooo:paragraph-rsid="001b179d" style:font-size-asian="10pt" style:font-size-complex="10pt"/>
    </style:style>
    <style:style style:name="P14" style:family="paragraph" style:parent-style-name="Standard" style:list-style-name="L2">
      <style:text-properties style:font-name="Liberation Serif" fo:font-size="10pt" officeooo:rsid="000b3dc6" officeooo:paragraph-rsid="00098cee" style:font-size-asian="10pt" style:font-size-complex="10pt"/>
    </style:style>
    <style:style style:name="P15" style:family="paragraph" style:parent-style-name="Standard" style:list-style-name="L2">
      <style:text-properties style:font-name="Liberation Serif" fo:font-size="10pt" officeooo:rsid="000b3dc6" officeooo:paragraph-rsid="001ad871" style:font-size-asian="10pt" style:font-size-complex="10pt"/>
    </style:style>
    <style:style style:name="P16" style:family="paragraph" style:parent-style-name="Standard" style:list-style-name="L2">
      <style:text-properties style:font-name="Liberation Serif" fo:font-size="10pt" officeooo:rsid="000c0203" officeooo:paragraph-rsid="00098cee" style:font-size-asian="10pt" style:font-size-complex="10pt"/>
    </style:style>
    <style:style style:name="P17" style:family="paragraph" style:parent-style-name="Standard" style:list-style-name="L3">
      <style:text-properties style:font-name="Liberation Serif" fo:font-size="10pt" officeooo:rsid="000c0203" officeooo:paragraph-rsid="00098cee" style:font-size-asian="10pt" style:font-size-complex="10pt"/>
    </style:style>
    <style:style style:name="P18" style:family="paragraph" style:parent-style-name="Standard" style:list-style-name="L2">
      <style:text-properties style:font-name="Liberation Serif" fo:font-size="10pt" officeooo:rsid="000deec0" officeooo:paragraph-rsid="00098cee" style:font-size-asian="10pt" style:font-size-complex="10pt"/>
    </style:style>
    <style:style style:name="P19" style:family="paragraph" style:parent-style-name="Standard" style:list-style-name="L3">
      <style:text-properties style:font-name="Liberation Serif" fo:font-size="10pt" officeooo:rsid="000deec0" officeooo:paragraph-rsid="00098cee" style:font-size-asian="10pt" style:font-size-complex="10pt"/>
    </style:style>
    <style:style style:name="P20" style:family="paragraph" style:parent-style-name="Standard" style:list-style-name="L2">
      <style:text-properties style:font-name="Liberation Serif" fo:font-size="10pt" officeooo:rsid="0015cf28" officeooo:paragraph-rsid="0015cf28" style:font-size-asian="10pt" style:font-size-complex="10pt"/>
    </style:style>
    <style:style style:name="P21" style:family="paragraph" style:parent-style-name="Standard" style:list-style-name="L1">
      <style:text-properties style:font-name="Liberation Serif" fo:font-size="10pt" officeooo:rsid="0015cf28" officeooo:paragraph-rsid="001f9a7d" style:font-size-asian="10pt" style:font-size-complex="10pt"/>
    </style:style>
    <style:style style:name="P22" style:family="paragraph" style:parent-style-name="Standard" style:list-style-name="L3">
      <style:text-properties style:font-name="Liberation Serif" fo:font-size="10pt" officeooo:rsid="00119827" officeooo:paragraph-rsid="00098cee" style:font-size-asian="10pt" style:font-size-complex="10pt"/>
    </style:style>
    <style:style style:name="P23" style:family="paragraph" style:parent-style-name="Standard" style:list-style-name="L3">
      <style:text-properties style:font-name="Liberation Serif" fo:font-size="10pt" officeooo:rsid="001cedc9" officeooo:paragraph-rsid="001cedc9" style:font-size-asian="10pt" style:font-size-complex="10pt"/>
    </style:style>
    <style:style style:name="P24" style:family="paragraph" style:parent-style-name="Standard" style:list-style-name="L3">
      <style:text-properties style:font-name="Liberation Serif" fo:font-size="10pt" officeooo:rsid="001f9a7d" officeooo:paragraph-rsid="001f9a7d" style:font-size-asian="10pt" style:font-size-complex="10pt"/>
    </style:style>
    <style:style style:name="T1" style:family="text">
      <style:text-properties officeooo:rsid="000e34b8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normal" officeooo:rsid="000e34b8" style:font-style-asian="normal" style:font-weight-asian="normal" style:text-emphasize="none"/>
    </style:style>
    <style:style style:name="T4" style:family="text">
      <style:text-properties officeooo:rsid="000fefdc"/>
    </style:style>
    <style:style style:name="T5" style:family="text">
      <style:text-properties officeooo:rsid="0015cf28"/>
    </style:style>
    <style:style style:name="T6" style:family="text">
      <style:text-properties officeooo:rsid="001b179d"/>
    </style:style>
    <style:style style:name="T7" style:family="text">
      <style:text-properties officeooo:rsid="001bffcc"/>
    </style:style>
    <style:style style:name="T8" style:family="text">
      <style:text-properties officeooo:rsid="001ced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for changes</text:p>
      <text:p text:style-name="P1"/>
      <text:p text:style-name="P2">Tested</text:p>
      <text:list xml:id="list2911323886176323057" text:style-name="L1">
        <text:list-item>
          <text:p text:style-name="P6"><text:span text:style-name="T1">New thermistor testing is done – Use the Semtech </text:span><text:span text:style-name="T2">104NT-4-R025H42G </text:span><text:span text:style-name="T3">Thermistor</text:span></text:p>
        </text:list-item>
        <text:list-item>
          <text:p text:style-name="P7">New wires, shields and tubing have been chosen</text:p>
        </text:list-item>
        <text:list-item>
          <text:p text:style-name="P8">Leak testing</text:p>
        </text:list-item>
        <text:list-item>
          <text:p text:style-name="P8">Removing tube set screw was a bad idea, add it back</text:p>
        </text:list-item>
        <text:list-item>
          <text:p text:style-name="P10">Add Thermal transfer grease between Center tube and cooling block – <text:span text:style-name="T5">Don't put it in</text:span></text:p>
        </text:list-item>
        <text:list-item>
          <text:p text:style-name="P10">Press in Center tube and swage in one step. Shouldn't need set screw – <text:span text:style-name="T5">We do want set screw – document procedure</text:span></text:p>
        </text:list-item>
        <text:list-item>
          <text:p text:style-name="P13">check the tolerances on the short nozzles, make like the long – <text:span text:style-name="T6">drawing updated</text:span></text:p>
        </text:list-item>
        <text:list-item>
          <text:p text:style-name="P21">long duration prints – <text:span text:style-name="T6">Have done several 5-7 hour prints and all have done just fine</text:span></text:p>
        </text:list-item>
      </text:list>
      <text:p text:style-name="P3"/>
      <text:p text:style-name="P3">Testing</text:p>
      <text:list xml:id="list8767745218530649134" text:style-name="L2">
        <text:list-item>
          <text:p text:style-name="P9">Test Electroless Nickel with no PTFE – working OK so far</text:p>
        </text:list-item>
      </text:list>
      <text:p text:style-name="P5"><text:tab/><text:tab/>- <text:span text:style-name="T7">Testing one in cluster marked as clone (5 dot unit)</text:span></text:p>
      <text:p text:style-name="P4"><text:tab/><text:tab/>- <text:span text:style-name="T7">Have run ABS, PLA, PCTPE, Ninjaflex, Semiflex, HIPS, bronzefill and woodfill through</text:span></text:p>
      <text:list xml:id="list104938733795170" text:continue-numbering="true" text:style-name="L2">
        <text:list-item>
          <text:p text:style-name="P14">Tribocoat HT – 750C (398F)</text:p>
          <text:p text:style-name="P11"><text:tab/>- <text:span text:style-name="T4">How to test?</text:span></text:p>
          <text:p text:style-name="P11"><text:tab/>- <text:span text:style-name="T4">Long term test?</text:span></text:p>
          <text:p text:style-name="P11"><text:tab/>- <text:span text:style-name="T4">Burn?</text:span></text:p>
        </text:list-item>
        <text:list-item>
          <text:p text:style-name="P14">Part tolerances – <text:span text:style-name="T6">Parts from MBK are iffy</text:span></text:p>
        </text:list-item>
        <text:list-item>
          <text:p text:style-name="P16">Having thermistor assemblies made – No on Allcable, find someone else</text:p>
        </text:list-item>
        <text:list-item>
          <text:p text:style-name="P18">New heater cartridges from multiple sources – <text:span text:style-name="T6">only one has arrived and the one tested works fine, longer though</text:span></text:p>
        </text:list-item>
        <text:list-item>
          <text:p text:style-name="P20">Speed tests – <text:span text:style-name="T6">One nozzle given to Brent to do speed tests</text:span></text:p>
        </text:list-item>
        <text:list-item>
          <text:p text:style-name="P20">Add more test units to cluster</text:p>
        </text:list-item>
        <text:list-item>
          <text:p text:style-name="P15">Long heater block and nozzle for larger sizes</text:p>
        </text:list-item>
      </text:list>
      <text:p text:style-name="P3"/>
      <text:p text:style-name="P3">Future</text:p>
      <text:list xml:id="list225808340453132867" text:style-name="L3">
        <text:list-item>
          <text:p text:style-name="P12">Make cooling block round – <text:span text:style-name="T8">add set screw</text:span></text:p>
        </text:list-item>
        <text:list-item>
          <text:p text:style-name="P12">Increase thermistor groove size to accept both black insulation pieces in</text:p>
        </text:list-item>
        <text:list-item>
          <text:p text:style-name="P17">remove PTFE wire insulation on thermistor wires – <text:span text:style-name="T6">smaller size of black insulation?</text:span></text:p>
        </text:list-item>
        <text:list-item>
          <text:p text:style-name="P19">Make nozzle flange larger for better seal?</text:p>
        </text:list-item>
        <text:list-item>
          <text:p text:style-name="P22">Add tube set screw back for possible thermal expansion issues – Yes</text:p>
        </text:list-item>
        <text:list-item>
          <text:p text:style-name="P23">Polished Stainless/Nickel with no PTFE/Nickel with PTFE?</text:p>
        </text:list-item>
        <text:list-item>
          <text:p text:style-name="P24">Pick better wire for thermisto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118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</meta:initial-creator>
    <meta:creation-date>2015-10-14T07:00:42.774130836</meta:creation-date>
    <dc:date>2015-10-28T10:49:38.059625496</dc:date>
    <dc:creator>aleph </dc:creator>
    <meta:editing-duration>PT10H37M30S</meta:editing-duration>
    <meta:editing-cycles>21</meta:editing-cycles>
    <meta:generator>LibreOffice/5.0.2.2$Linux_X86_64 LibreOffice_project/37b43f919e4de5eeaca9b9755ed688758a8251fe</meta:generator>
    <meta:document-statistic meta:table-count="0" meta:image-count="0" meta:object-count="0" meta:page-count="1" meta:paragraph-count="32" meta:word-count="293" meta:character-count="1616" meta:non-whitespace-character-count="1359"/>
  </office:meta>
</office:document-meta>
</file>